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37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style:font-name="Segoe UI" fo:font-size="36pt" fo:font-weight="bold" style:font-size-asian="36pt" style:font-weight-asian="bold" style:font-size-complex="36pt" style:font-weight-complex="bold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28pt" fo:font-weight="bold" style:font-size-asian="28pt" style:font-weight-asian="bold" style:font-size-complex="28pt" style:font-weight-complex="bold"/>
    </style:style>
    <style:style style:name="T4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5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6" style:family="text">
      <style:text-properties style:font-name="Segoe UI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Segoe UI Semibold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3cm" svg:x="1.778cm" svg:y="0.762cm">
          <draw:text-box>
            <text:p text:style-name="P1"><text:span text:style-name="T1">Hymn #794</text:span></text:p>
            <text:p text:style-name="P1"><text:span text:style-name="T2">“</text:span><text:span text:style-name="T2">The Lord, My God, Be Praised”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4.13cm" svg:height="7.011cm" svg:x="1.524cm" svg:y="1.016cm">
          <draw:text-box>
            <text:p text:style-name="P1"><text:span text:style-name="T4">1.</text:span><text:span text:style-name="T5"> The Lord, my God, be praised,</text:span></text:p>
            <text:p text:style-name="P1"><text:span text:style-name="T5">My light, my life from heaven;</text:span></text:p>
            <text:p text:style-name="P1"><text:span text:style-name="T5">My maker, who to me</text:span></text:p>
            <text:p text:style-name="P1"><text:span text:style-name="T5">Has soul and body given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4" draw:layer="layout" svg:width="24.638cm" svg:height="7.011cm" svg:x="1.778cm" svg:y="0.762cm">
          <draw:text-box>
            <text:p text:style-name="P1"><text:span text:style-name="T5">My Father, who will shield</text:span></text:p>
            <text:p text:style-name="P1"><text:span text:style-name="T5">And keep me day by day</text:span></text:p>
            <text:p text:style-name="P1"><text:span text:style-name="T5">And make each moment yield</text:span></text:p>
            <text:p text:style-name="P1"><text:span text:style-name="T5">New blessings on my w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4" draw:layer="layout" svg:width="24.638cm" svg:height="7.011cm" svg:x="1.778cm" svg:y="0.762cm">
          <draw:text-box>
            <text:p text:style-name="P1"><text:span text:style-name="T4">2.</text:span><text:span text:style-name="T5"> The Lord, my God, be praised,</text:span></text:p>
            <text:p text:style-name="P1"><text:span text:style-name="T5">My trust, my life from heaven,</text:span></text:p>
            <text:p text:style-name="P1"><text:span text:style-name="T5">The Father’s own dear Son,</text:span></text:p>
            <text:p text:style-name="P1"><text:span text:style-name="T5">Whose life for me was given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4" draw:layer="layout" svg:width="24.638cm" svg:height="7.011cm" svg:x="1.778cm" svg:y="0.762cm">
          <draw:text-box>
            <text:p text:style-name="P1"><text:span text:style-name="T5">Who for my sin atoned</text:span></text:p>
            <text:p text:style-name="P1"><text:span text:style-name="T5">With His most precious blood</text:span></text:p>
            <text:p text:style-name="P1"><text:span text:style-name="T5">And gives to me by faith</text:span></text:p>
            <text:p text:style-name="P1"><text:span text:style-name="T5">The highest heav’nly go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4" draw:layer="layout" svg:width="24.638cm" svg:height="7.011cm" svg:x="1.778cm" svg:y="0.762cm">
          <draw:text-box>
            <text:p text:style-name="P1"><text:span text:style-name="T4">3.</text:span><text:span text:style-name="T5"> The Lord, my God, be praised,</text:span></text:p>
            <text:p text:style-name="P1"><text:span text:style-name="T5">My hope, my life from heaven,</text:span></text:p>
            <text:p text:style-name="P1"><text:span text:style-name="T5">The Spirit, whom the Son</text:span></text:p>
            <text:p text:style-name="P1"><text:span text:style-name="T5">In love to me has giv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4" draw:layer="layout" svg:width="24.638cm" svg:height="7.011cm" svg:x="1.778cm" svg:y="0.762cm">
          <draw:text-box>
            <text:p text:style-name="P1"><text:span text:style-name="T5">His grace revives my heart</text:span></text:p>
            <text:p text:style-name="P1"><text:span text:style-name="T5">And gives my spirit pow’r,</text:span></text:p>
            <text:p text:style-name="P1"><text:span text:style-name="T5">Help, comfort, and support</text:span></text:p>
            <text:p text:style-name="P1"><text:span text:style-name="T5">In sorrow’s gloomy hou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4" draw:layer="layout" svg:width="24.638cm" svg:height="7.011cm" svg:x="1.778cm" svg:y="0.762cm">
          <draw:text-box>
            <text:p text:style-name="P1"><text:span text:style-name="T4">4.</text:span><text:span text:style-name="T5"> The Lord, my God, be praised,</text:span></text:p>
            <text:p text:style-name="P1"><text:span text:style-name="T5">My God, the ever-living,</text:span></text:p>
            <text:p text:style-name="P1"><text:span text:style-name="T5">To whom the heav’nly host</text:span></text:p>
            <text:p text:style-name="P1"><text:span text:style-name="T5">Their laud and praise are giv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4" draw:text-style-name="P6" draw:layer="layout" svg:width="24.638cm" svg:height="12.627cm" svg:x="1.778cm" svg:y="0.762cm">
          <draw:text-box>
            <text:p text:style-name="P1"><text:span text:style-name="T5">The Lord, my God, be praised,</text:span></text:p>
            <text:p text:style-name="P1"><text:span text:style-name="T5">In whose great name I boast,</text:span></text:p>
            <text:p text:style-name="P1"><text:span text:style-name="T5">God Father, God the Son,</text:span></text:p>
            <text:p text:style-name="P1"><text:span text:style-name="T5">And God the Holy Ghost.</text:span></text:p>
            <text:p><text:span text:style-name="T6"/></text:p>
            <text:p><text:span text:style-name="T6"/></text:p>
            <text:p><text:span text:style-name="T6"/></text:p>
            <text:p><text:span text:style-name="T6"><text:s text:c="8"/></text:span><text:span text:style-name="T7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0T18:15:05.574000000</meta:creation-date>
    <dc:date>2018-05-24T23:21:36.598000000</dc:date>
    <meta:editing-duration>PT12M9S</meta:editing-duration>
    <meta:editing-cycles>6</meta:editing-cycles>
    <meta:generator>LibreOffice/6.0.1.1$Windows_X86_64 LibreOffice_project/60bfb1526849283ce2491346ed2aa51c465abfe6</meta:generator>
    <meta:document-statistic meta:object-count="48"/>
  </office:meta>
</office:document-meta>
</file>